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ro4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6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88cm solid #ff3333"/>
      <style:text-properties fo:color="#000000"/>
    </style:style>
    <style:style style:name="ce3" style:family="table-cell" style:parent-style-name="Default" style:data-style-name="N1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21 10 2017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'21 10 2017'.M13" table:end-x="0.903cm" table:end-y="0.576cm" draw:z-index="0" draw:style-name="gr1" draw:text-style-name="P1" svg:width="16cm" svg:height="9.2cm" svg:x="0.71cm" svg:y="0cm">
              <draw:object draw:notify-on-update-of-ranges="'21 10 2017'.C1:'21 10 2017'.C1 '21 10 2017'.C2:'21 10 2017'.C11 '21 10 2017'.E1:'21 10 2017'.E1 '21 10 2017'.E2:'21 10 2017'.E11 '21 10 2017'.D1:'21 10 2017'.D1 '21 10 2017'.D2:'21 10 2017'.D11 '21 10 2017'.B1:'21 10 2017'.B1 '21 10 2017'.B2:'21 10 2017'.B1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office:value-type="float" office:value="2.5">
            <text:p>2,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2,5m</text:p>
          </table:table-cell>
          <table:covered-table-cell/>
        </table:table-row>
        <table:table-row table:style-name="ro2">
          <table:table-cell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7.5">
            <text:p>7,5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2.5">
            <text:p>12,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office:value-type="float" office:value="17.5">
            <text:p>17,5</text:p>
          </table:table-cell>
          <table:table-cell table:style-name="ce1"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2">
          <table:table-cell office:value-type="float" office:value="20">
            <text:p>20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3">
          <table:table-cell office:value-type="float" office:value="22.5">
            <text:p>22,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 office:value-type="float" office:value="25">
            <text:p>25</text:p>
          </table:table-cell>
          <table:table-cell table:style-name="ce1"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8"/>
          <table:table-cell office:value-type="string">
            <text:p>salicorne</text:p>
          </table:table-cell>
          <table:table-cell table:formula="of:=SUM([.B2:.B11])/10" office:value-type="float" office:value="70">
            <text:p>70</text:p>
          </table:table-cell>
        </table:table-row>
        <table:table-row table:style-name="ro2">
          <table:table-cell table:number-columns-repeated="13"/>
          <table:table-cell office:value-type="string">
            <text:p>soude</text:p>
          </table:table-cell>
          <table:table-cell table:formula="of:=SUM([.C2:.C11])/10" office:value-type="float" office:value="0.2">
            <text:p>0,2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12])/10" office:value-type="float" office:value="28.8">
            <text:p>28,8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11])/10" office:value-type="float" office:value="1">
            <text:p>1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100">
            <text:p>10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19 11 2017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'19 11 2017'.M14" table:end-x="0.903cm" table:end-y="0.008cm" draw:z-index="0" draw:style-name="gr1" draw:text-style-name="P1" svg:width="16cm" svg:height="9.2cm" svg:x="0.71cm" svg:y="0cm">
              <draw:object draw:notify-on-update-of-ranges="'19 11 2017'.A2:'19 11 2017'.A8 '19 11 2017'.C1:'19 11 2017'.C1 '19 11 2017'.C2:'19 11 2017'.C8 '19 11 2017'.E1:'19 11 2017'.E1 '19 11 2017'.E2:'19 11 2017'.E8 '19 11 2017'.D1:'19 11 2017'.D1 '19 11 2017'.D2:'19 11 2017'.D8 '19 11 2017'.B1:'19 11 2017'.B1 '19 11 2017'.B2:'19 11 2017'.B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formula="of:=0+5" office:value-type="float" office:value="5">
            <text:p>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5m</text:p>
          </table:table-cell>
          <table:covered-table-cell/>
        </table:table-row>
        <table:table-row table:style-name="ro2">
          <table:table-cell table:formula="of:=[.A2]+5" office:value-type="float" office:value="10">
            <text:p>10</text:p>
          </table:table-cell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3]+5" office:value-type="float" office:value="15">
            <text:p>15</text:p>
          </table:table-cell>
          <table:table-cell table:style-name="ce1"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4]+5" office:value-type="float" office:value="20">
            <text:p>20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5]+5" office:value-type="float" office:value="25">
            <text:p>2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6]+5" office:value-type="float" office:value="30">
            <text:p>30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7]+5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10"/>
        </table:table-row>
        <table:table-row table:style-name="ro4">
          <table:table-cell/>
          <table:table-cell table:style-name="ce1"/>
          <table:table-cell table:number-columns-repeated="3"/>
          <table:table-cell table:number-columns-repeated="10"/>
        </table:table-row>
        <table:table-row table:style-name="ro5">
          <table:table-cell/>
          <table:table-cell table:style-name="ce1"/>
          <table:table-cell table:number-columns-repeated="11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alicorne</text:p>
          </table:table-cell>
          <table:table-cell table:formula="of:=SUM([.B2:.B8])/7" office:value-type="float" office:value="69.2857142857143">
            <text:p>69,2857142857</text:p>
          </table:table-cell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oude</text:p>
          </table:table-cell>
          <table:table-cell table:formula="of:=SUM([.C2:.C8])/7" office:value-type="float" office:value="4.28571428571429">
            <text:p>4,2857142857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8])/7" office:value-type="float" office:value="23.5714285714286">
            <text:p>23,5714285714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8])/7" office:value-type="float" office:value="2.85714285714286">
            <text:p>2,8571428571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100">
            <text:p>10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05 01 2018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'05 01 2018'.M14" table:end-x="0.903cm" table:end-y="0.008cm" draw:z-index="0" draw:style-name="gr1" draw:text-style-name="P1" svg:width="16cm" svg:height="9.2cm" svg:x="0.71cm" svg:y="0cm">
              <draw:object draw:notify-on-update-of-ranges="'05 01 2018'.A2:'05 01 2018'.A8 '05 01 2018'.E1:'05 01 2018'.E1 '05 01 2018'.E2:'05 01 2018'.E8 '05 01 2018'.C1:'05 01 2018'.C1 '05 01 2018'.C2:'05 01 2018'.C8 '05 01 2018'.D1:'05 01 2018'.D1 '05 01 2018'.D2:'05 01 2018'.D8 '05 01 2018'.B1:'05 01 2018'.B1 '05 01 2018'.B2:'05 01 2018'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2">
          <table:table-cell table:formula="of:=0+5" office:value-type="float" office:value="5">
            <text:p>5</text:p>
          </table:table-cell>
          <table:table-cell table:style-name="ce1"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5m</text:p>
          </table:table-cell>
          <table:covered-table-cell/>
        </table:table-row>
        <table:table-row table:style-name="ro2">
          <table:table-cell table:formula="of:=[.A2]+5" office:value-type="float" office:value="10">
            <text:p>10</text:p>
          </table:table-cell>
          <table:table-cell table:style-name="ce1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3]+5" office:value-type="float" office:value="15">
            <text:p>15</text:p>
          </table:table-cell>
          <table:table-cell table:style-name="ce1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4]+5" office:value-type="float" office:value="20">
            <text:p>20</text:p>
          </table:table-cell>
          <table:table-cell table:style-name="ce1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5]+5" office:value-type="float" office:value="25">
            <text:p>25</text:p>
          </table:table-cell>
          <table:table-cell table:style-name="ce1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6]+5" office:value-type="float" office:value="30">
            <text:p>30</text:p>
          </table:table-cell>
          <table:table-cell table:style-name="ce1"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7]+5" office:value-type="float" office:value="35">
            <text:p>35</text:p>
          </table:table-cell>
          <table:table-cell table:style-name="ce1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table:number-columns-repeated="10"/>
        </table:table-row>
        <table:table-row table:style-name="ro4">
          <table:table-cell/>
          <table:table-cell table:style-name="ce1"/>
          <table:table-cell table:number-columns-repeated="3"/>
          <table:table-cell table:number-columns-repeated="10"/>
        </table:table-row>
        <table:table-row table:style-name="ro5">
          <table:table-cell/>
          <table:table-cell table:style-name="ce1"/>
          <table:table-cell table:number-columns-repeated="11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alicorne</text:p>
          </table:table-cell>
          <table:table-cell table:formula="of:=SUM([.B2:.B8])/7" office:value-type="float" office:value="58.5714285714286">
            <text:p>58,5714285714</text:p>
          </table:table-cell>
        </table:table-row>
        <table:table-row table:style-name="ro2">
          <table:table-cell/>
          <table:table-cell table:style-name="ce1"/>
          <table:table-cell table:number-columns-repeated="11"/>
          <table:table-cell office:value-type="string">
            <text:p>soude</text:p>
          </table:table-cell>
          <table:table-cell table:formula="of:=SUM([.C2:.C8])/7" office:value-type="float" office:value="3.57142857142857">
            <text:p>3,5714285714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8])/7" office:value-type="float" office:value="33.5714285714286">
            <text:p>33,5714285714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8])/7" office:value-type="float" office:value="4.28571428571429">
            <text:p>4,2857142857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100">
            <text:p>10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tendance" table:style-name="ta1" table:print="false">
        <table:table-column table:style-name="co1" table:number-columns-repeated="15" table:default-cell-style-name="Default"/>
        <table:table-row table:style-name="ro1">
          <table:table-cell office:value-type="string">
            <text:p>Intervalle \ plante</text:p>
          </table:table-cell>
          <table:table-cell office:value-type="string">
            <text:p>salicorne</text:p>
          </table:table-cell>
          <table:table-cell office:value-type="string">
            <text:p>soude</text:p>
          </table:table-cell>
          <table:table-cell office:value-type="string">
            <text:p>obione</text:p>
          </table:table-cell>
          <table:table-cell office:value-type="string">
            <text:p>autre</text:p>
          </table:table-cell>
          <table:table-cell>
            <draw:frame table:end-cell-address="tendance.M13" table:end-x="0.293cm" table:end-y="0.474cm" draw:z-index="0" draw:style-name="gr1" draw:text-style-name="P1" svg:width="15.999cm" svg:height="8.983cm" svg:x="0.101cm" svg:y="0.1cm">
              <draw:object draw:notify-on-update-of-ranges="tendance.A1:tendance.A1 tendance.A2:tendance.A11 tendance.E1:tendance.E1 tendance.E2:tendance.E11 tendance.C1:tendance.C1 tendance.C2:tendance.C11 tendance.D1:tendance.D1 tendance.D2:tendance.D11 tendance.B1:tendance.B1 tendance.B2:tendance.B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6">
          <table:table-cell table:formula="of:=0" office:value-type="float" office:value="0">
            <text:p>0</text:p>
          </table:table-cell>
          <table:table-cell table:style-name="ce3" table:formula="of:=AVERAGE(['21 10 2017'.B2];['19 11 2017'.B2];['05 01 2018'.B2])" office:value-type="float" office:value="76.6666666666667">
            <text:p>77</text:p>
          </table:table-cell>
          <table:table-cell table:style-name="ce3" table:formula="of:=AVERAGE(['21 10 2017'.C2];['19 11 2017'.C2];['05 01 2018'.C2])" office:value-type="float" office:value="0">
            <text:p>0</text:p>
          </table:table-cell>
          <table:table-cell table:style-name="ce3" table:formula="of:=AVERAGE(['21 10 2017'.D2];['19 11 2017'.D2];['05 01 2018'.D2])" office:value-type="float" office:value="23.3333333333333">
            <text:p>23</text:p>
          </table:table-cell>
          <table:table-cell table:style-name="ce3" table:formula="of:=AVERAGE(['21 10 2017'.E2];['19 11 2017'.E2];['05 01 2018'.E2])" office:value-type="float" office:value="0">
            <text:p>0</text:p>
          </table:table-cell>
          <table:table-cell table:number-columns-repeated="8"/>
          <table:table-cell table:style-name="ce2" office:value-type="string" table:number-columns-spanned="2" table:number-rows-spanned="6">
            <text:p>ces pourcentages correspondent à la surface occupée par chaque plante, dans un intervalle de 2,5m</text:p>
          </table:table-cell>
          <table:covered-table-cell/>
        </table:table-row>
        <table:table-row table:style-name="ro2">
          <table:table-cell table:formula="of:=[.A2]+3.5" office:value-type="float" office:value="3.5">
            <text:p>3,5</text:p>
          </table:table-cell>
          <table:table-cell table:style-name="ce3" table:formula="of:=AVERAGE(['21 10 2017'.B3];['19 11 2017'.B2];['05 01 2018'.B2])" office:value-type="float" office:value="76.6666666666667">
            <text:p>77</text:p>
          </table:table-cell>
          <table:table-cell table:style-name="ce3" table:formula="of:=AVERAGE(['21 10 2017'.C3];['19 11 2017'.C2];['05 01 2018'.C2])" office:value-type="float" office:value="0">
            <text:p>0</text:p>
          </table:table-cell>
          <table:table-cell table:style-name="ce3" table:formula="of:=AVERAGE(['21 10 2017'.D3];['19 11 2017'.D2];['05 01 2018'.D2])" office:value-type="float" office:value="23.3333333333333">
            <text:p>23</text:p>
          </table:table-cell>
          <table:table-cell table:style-name="ce3" table:formula="of:=AVERAGE(['21 10 2017'.E3];['19 11 2017'.E2];['05 01 2018'.E2])"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3]+3.5" office:value-type="float" office:value="7">
            <text:p>7</text:p>
          </table:table-cell>
          <table:table-cell table:style-name="ce3" table:formula="of:=AVERAGE(['21 10 2017'.B4];['19 11 2017'.B3];['05 01 2018'.B3])" office:value-type="float" office:value="91.6666666666667">
            <text:p>92</text:p>
          </table:table-cell>
          <table:table-cell table:style-name="ce3" table:formula="of:=AVERAGE(['21 10 2017'.C4];['19 11 2017'.C3];['05 01 2018'.C3])" office:value-type="float" office:value="0">
            <text:p>0</text:p>
          </table:table-cell>
          <table:table-cell table:style-name="ce3" table:formula="of:=AVERAGE(['21 10 2017'.D4];['19 11 2017'.D3];['05 01 2018'.D3])" office:value-type="float" office:value="8.33333333333333">
            <text:p>8</text:p>
          </table:table-cell>
          <table:table-cell table:style-name="ce3" table:formula="of:=AVERAGE(['21 10 2017'.E4];['19 11 2017'.E3];['05 01 2018'.E3])"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4]+3.5" office:value-type="float" office:value="10.5">
            <text:p>10,5</text:p>
          </table:table-cell>
          <table:table-cell table:style-name="ce3" table:formula="of:=AVERAGE(['21 10 2017'.B5];['19 11 2017'.B4];['05 01 2018'.B4])" office:value-type="float" office:value="83.3333333333333">
            <text:p>83</text:p>
          </table:table-cell>
          <table:table-cell table:style-name="ce3" table:formula="of:=AVERAGE(['21 10 2017'.C5];['19 11 2017'.C4];['05 01 2018'.C4])" office:value-type="float" office:value="0">
            <text:p>0</text:p>
          </table:table-cell>
          <table:table-cell table:style-name="ce3" table:formula="of:=AVERAGE(['21 10 2017'.D5];['19 11 2017'.D4];['05 01 2018'.D4])" office:value-type="float" office:value="16.6666666666667">
            <text:p>17</text:p>
          </table:table-cell>
          <table:table-cell table:style-name="ce3" table:formula="of:=AVERAGE(['21 10 2017'.E5];['19 11 2017'.E4];['05 01 2018'.E4])"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5]+3.5" office:value-type="float" office:value="14">
            <text:p>14</text:p>
          </table:table-cell>
          <table:table-cell table:style-name="ce3" table:formula="of:=AVERAGE(['21 10 2017'.B6];['19 11 2017'.B5];['05 01 2018'.B5])" office:value-type="float" office:value="56.6666666666667">
            <text:p>57</text:p>
          </table:table-cell>
          <table:table-cell table:style-name="ce3" table:formula="of:=AVERAGE(['21 10 2017'.C6];['19 11 2017'.C5];['05 01 2018'.C5])" office:value-type="float" office:value="0">
            <text:p>0</text:p>
          </table:table-cell>
          <table:table-cell table:style-name="ce3" table:formula="of:=AVERAGE(['21 10 2017'.D6];['19 11 2017'.D5];['05 01 2018'.D5])" office:value-type="float" office:value="43.3333333333333">
            <text:p>43</text:p>
          </table:table-cell>
          <table:table-cell table:style-name="ce3" table:formula="of:=AVERAGE(['21 10 2017'.E6];['19 11 2017'.E5];['05 01 2018'.E5])"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6]+3.5" office:value-type="float" office:value="17.5">
            <text:p>17,5</text:p>
          </table:table-cell>
          <table:table-cell table:style-name="ce3" table:formula="of:=AVERAGE(['21 10 2017'.B7];['19 11 2017'.B5];['05 01 2018'.B5])" office:value-type="float" office:value="60">
            <text:p>60</text:p>
          </table:table-cell>
          <table:table-cell table:style-name="ce3" table:formula="of:=AVERAGE(['21 10 2017'.C7];['19 11 2017'.C5];['05 01 2018'.C5])" office:value-type="float" office:value="0">
            <text:p>0</text:p>
          </table:table-cell>
          <table:table-cell table:style-name="ce3" table:formula="of:=AVERAGE(['21 10 2017'.D7];['19 11 2017'.D5];['05 01 2018'.D5])" office:value-type="float" office:value="40">
            <text:p>40</text:p>
          </table:table-cell>
          <table:table-cell table:style-name="ce3" table:formula="of:=AVERAGE(['21 10 2017'.E7];['19 11 2017'.E5];['05 01 2018'.E5])" office:value-type="float" office:value="0">
            <text:p>0</text:p>
          </table:table-cell>
          <table:table-cell table:number-columns-repeated="8"/>
          <table:covered-table-cell table:number-columns-repeated="2"/>
        </table:table-row>
        <table:table-row table:style-name="ro2">
          <table:table-cell table:formula="of:=[.A7]+3.5" office:value-type="float" office:value="21">
            <text:p>21</text:p>
          </table:table-cell>
          <table:table-cell table:style-name="ce3" table:formula="of:=AVERAGE(['21 10 2017'.B8];['19 11 2017'.B6];['05 01 2018'.B6])" office:value-type="float" office:value="73.3333333333333">
            <text:p>73</text:p>
          </table:table-cell>
          <table:table-cell table:style-name="ce3" table:formula="of:=AVERAGE(['21 10 2017'.C8];['19 11 2017'.C6];['05 01 2018'.C6])" office:value-type="float" office:value="0.666666666666667">
            <text:p>1</text:p>
          </table:table-cell>
          <table:table-cell table:style-name="ce3" table:formula="of:=AVERAGE(['21 10 2017'.D8];['19 11 2017'.D6];['05 01 2018'.D6])" office:value-type="float" office:value="26">
            <text:p>26</text:p>
          </table:table-cell>
          <table:table-cell table:style-name="ce3" table:formula="of:=AVERAGE(['21 10 2017'.E8];['19 11 2017'.E6];['05 01 2018'.E6])" office:value-type="float" office:value="0">
            <text:p>0</text:p>
          </table:table-cell>
          <table:table-cell table:number-columns-repeated="10"/>
        </table:table-row>
        <table:table-row table:style-name="ro2">
          <table:table-cell table:formula="of:=[.A8]+3.5" office:value-type="float" office:value="24.5">
            <text:p>24,5</text:p>
          </table:table-cell>
          <table:table-cell table:style-name="ce3" table:formula="of:=AVERAGE(['21 10 2017'.B9];['19 11 2017'.B6];['05 01 2018'.B6])" office:value-type="float" office:value="73.3333333333333">
            <text:p>73</text:p>
          </table:table-cell>
          <table:table-cell table:style-name="ce3" table:formula="of:=AVERAGE(['21 10 2017'.C9];['19 11 2017'.C6];['05 01 2018'.C6])" office:value-type="float" office:value="0">
            <text:p>0</text:p>
          </table:table-cell>
          <table:table-cell table:style-name="ce3" table:formula="of:=AVERAGE(['21 10 2017'.D9];['19 11 2017'.D6];['05 01 2018'.D6])" office:value-type="float" office:value="26.6666666666667">
            <text:p>27</text:p>
          </table:table-cell>
          <table:table-cell table:style-name="ce3" table:formula="of:=AVERAGE(['21 10 2017'.E9];['19 11 2017'.E6];['05 01 2018'.E6])" office:value-type="float" office:value="0">
            <text:p>0</text:p>
          </table:table-cell>
          <table:table-cell table:number-columns-repeated="10"/>
        </table:table-row>
        <table:table-row table:style-name="ro3">
          <table:table-cell table:formula="of:=[.A9]+3.5" office:value-type="float" office:value="28">
            <text:p>28</text:p>
          </table:table-cell>
          <table:table-cell table:style-name="ce3" table:formula="of:=AVERAGE(['21 10 2017'.B10];['19 11 2017'.B9];['05 01 2018'.B9])" office:value-type="float" office:value="60">
            <text:p>60</text:p>
          </table:table-cell>
          <table:table-cell table:style-name="ce3" table:formula="of:=AVERAGE(['21 10 2017'.C10];['19 11 2017'.C9];['05 01 2018'.C9])" office:value-type="float" office:value="0">
            <text:p>0</text:p>
          </table:table-cell>
          <table:table-cell table:style-name="ce3" table:formula="of:=AVERAGE(['21 10 2017'.D10];['19 11 2017'.D9];['05 01 2018'.D9])" office:value-type="float" office:value="40">
            <text:p>40</text:p>
          </table:table-cell>
          <table:table-cell table:style-name="ce3" table:formula="of:=AVERAGE(['21 10 2017'.E10];['19 11 2017'.E9];['05 01 2018'.E9])" office:value-type="float" office:value="0">
            <text:p>0</text:p>
          </table:table-cell>
          <table:table-cell table:number-columns-repeated="8"/>
          <table:table-cell office:value-type="string" table:number-columns-spanned="2" table:number-rows-spanned="1">
            <text:p>pourcentages totaux</text:p>
          </table:table-cell>
          <table:covered-table-cell/>
        </table:table-row>
        <table:table-row table:style-name="ro2">
          <table:table-cell table:formula="of:=[.A10]+3.5" office:value-type="float" office:value="31.5">
            <text:p>31,5</text:p>
          </table:table-cell>
          <table:table-cell table:style-name="ce3" table:formula="of:=AVERAGE(['21 10 2017'.B11];['19 11 2017'.B8];['05 01 2018'.B8])" office:value-type="float" office:value="13.3333333333333">
            <text:p>13</text:p>
          </table:table-cell>
          <table:table-cell table:style-name="ce3" table:formula="of:=AVERAGE(['21 10 2017'.C11];['19 11 2017'.C8];['05 01 2018'.C8])" office:value-type="float" office:value="16.6666666666667">
            <text:p>17</text:p>
          </table:table-cell>
          <table:table-cell table:style-name="ce3" table:formula="of:=AVERAGE(['21 10 2017'.D11];['19 11 2017'.D8];['05 01 2018'.D8])" office:value-type="float" office:value="50">
            <text:p>50</text:p>
          </table:table-cell>
          <table:table-cell table:style-name="ce3" table:formula="of:=AVERAGE(['21 10 2017'.E11];['19 11 2017'.E8];['05 01 2018'.E8])" office:value-type="float" office:value="20">
            <text:p>20</text:p>
          </table:table-cell>
          <table:table-cell table:number-columns-repeated="8"/>
          <table:table-cell office:value-type="string">
            <text:p>salicorne</text:p>
          </table:table-cell>
          <table:table-cell table:formula="of:=SUM([.B2:.B11])/10" office:value-type="float" office:value="66.5">
            <text:p>66,5</text:p>
          </table:table-cell>
        </table:table-row>
        <table:table-row table:style-name="ro2">
          <table:table-cell table:number-columns-repeated="13"/>
          <table:table-cell office:value-type="string">
            <text:p>soude</text:p>
          </table:table-cell>
          <table:table-cell table:formula="of:=SUM([.C2:.C11])/10" office:value-type="float" office:value="1.73333333333333">
            <text:p>1,7333333333</text:p>
          </table:table-cell>
        </table:table-row>
        <table:table-row table:style-name="ro2">
          <table:table-cell table:number-columns-repeated="13"/>
          <table:table-cell office:value-type="string">
            <text:p>obione</text:p>
          </table:table-cell>
          <table:table-cell table:formula="of:=SUM([.D2:.D12])/10" office:value-type="float" office:value="29.7666666666667">
            <text:p>29,7666666667</text:p>
          </table:table-cell>
        </table:table-row>
        <table:table-row table:style-name="ro2">
          <table:table-cell table:number-columns-repeated="13"/>
          <table:table-cell office:value-type="string">
            <text:p>autre</text:p>
          </table:table-cell>
          <table:table-cell table:formula="of:=SUM([.E2:.E11])/10" office:value-type="float" office:value="2">
            <text:p>2</text:p>
          </table:table-cell>
        </table:table-row>
        <table:table-row table:style-name="ro2">
          <table:table-cell table:number-columns-repeated="13"/>
          <table:table-cell office:value-type="string">
            <text:p>total</text:p>
          </table:table-cell>
          <table:table-cell table:formula="of:=SUM([.O11:.O14])" office:value-type="float" office:value="100">
            <text:p>100</text:p>
          </table:table-cell>
        </table:table-row>
        <table:table-row table:style-name="ro4" table:number-rows-repeated="1048560">
          <table:table-cell table:number-columns-repeated="15"/>
        </table:table-row>
        <table:table-row table:style-name="ro4"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tantia" svg:font-family="Constantia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8106" number:language="fr" number:country="FR">
      <number:number number:decimal-places="2" number:min-integer-digits="1"/>
      <number:text> %</number:text>
    </number:percentage-style>
    <style:style style:name="Default" style:family="table-cell">
      <style:table-cell-properties style:text-align-source="fix" style:repeat-content="false" fo:wrap-option="wrap" style:vertical-align="middle"/>
      <style:paragraph-properties fo:text-align="center"/>
      <style:text-properties style:font-name="Constantia" fo:font-size="14pt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="73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13/03/2018</text:date>, <text:time>19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ène Godard-Cadillac</meta:initial-creator>
    <meta:creation-date>2017-10-30T11:07:01.49</meta:creation-date>
    <dc:date>2018-03-13T19:26:24.72</dc:date>
    <meta:editing-duration>PT16H52M48S</meta:editing-duration>
    <meta:editing-cycles>22</meta:editing-cycles>
    <meta:generator>OpenOffice/4.1.5$Win32 OpenOffice.org_project/415m1$Build-9789</meta:generator>
    <dc:creator>Silène Godard-Cadillac</dc:creator>
    <meta:document-statistic meta:table-count="4" meta:cell-count="2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c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201cm" xlink:href=".." xlink:type="simple" chart:class="chart:area" chart:column-mapping="3 1 2 0" chart:style-name="ch1">
        <chart:legend chart:legend-position="end" svg:x="13.87cm" svg:y="3.502cm" style:legend-expansion="high" chart:style-name="ch2"/>
        <chart:plot-area chart:style-name="ch3" table:cell-range-address="'05 01 2018'.A1:'05 01 2018'.E8" chart:data-source-has-labels="both" svg:x="0.77cm" svg:y="0.871cm" svg:width="12.46cm" svg:height="7.726cm">
          <chartooo:coordinate-region svg:x="1.894cm" svg:y="1.084cm" svg:width="11.149cm" svg:height="6.84cm"/>
          <chart:axis chart:dimension="x" chart:name="primary-x" chart:style-name="ch4" chartooo:axis-type="auto">
            <chartooo:date-scale/>
            <chart:categories table:cell-range-address="'05 01 2018'.A2:'05 01 2018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05 01 2018'.E2:'05 01 2018'.E8" chart:label-cell-address="'05 01 2018'.E1:'05 01 2018'.E1" chart:class="chart:area">
            <chart:data-point chart:repeated="7"/>
          </chart:series>
          <chart:series chart:style-name="ch8" chart:values-cell-range-address="'05 01 2018'.C2:'05 01 2018'.C8" chart:label-cell-address="'05 01 2018'.C1:'05 01 2018'.C1" chart:class="chart:area">
            <chart:data-point chart:repeated="7"/>
          </chart:series>
          <chart:series chart:style-name="ch9" chart:values-cell-range-address="'05 01 2018'.D2:'05 01 2018'.D8" chart:label-cell-address="'05 01 2018'.D1:'05 01 2018'.D1" chart:class="chart:area">
            <chart:data-point chart:repeated="7"/>
          </chart:series>
          <chart:series chart:style-name="ch10" chart:values-cell-range-address="'05 01 2018'.B2:'05 01 2018'.B8" chart:label-cell-address="'05 01 2018'.B1:'05 01 2018'.B1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re</text:p>
                <draw:g>
                  <svg:desc>'05 01 2018'.E1:'05 01 2018'.E1</svg:desc>
                </draw:g>
              </table:table-cell>
              <table:table-cell office:value-type="string">
                <text:p>soude</text:p>
                <draw:g>
                  <svg:desc>'05 01 2018'.C1:'05 01 2018'.C1</svg:desc>
                </draw:g>
              </table:table-cell>
              <table:table-cell office:value-type="string">
                <text:p>obione</text:p>
                <draw:g>
                  <svg:desc>'05 01 2018'.D1:'05 01 2018'.D1</svg:desc>
                </draw:g>
              </table:table-cell>
              <table:table-cell office:value-type="string">
                <text:p>salicorne</text:p>
                <draw:g>
                  <svg:desc>'05 01 2018'.B1:'05 01 2018'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05 01 2018'.A2:'05 01 2018'.A8</svg:desc>
                </draw:g>
              </table:table-cell>
              <table:table-cell office:value-type="float" office:value="0">
                <text:p>0</text:p>
                <draw:g>
                  <svg:desc>'05 01 2018'.E2:'05 01 2018'.E8</svg:desc>
                </draw:g>
              </table:table-cell>
              <table:table-cell office:value-type="float" office:value="0">
                <text:p>0</text:p>
                <draw:g>
                  <svg:desc>'05 01 2018'.C2:'05 01 2018'.C8</svg:desc>
                </draw:g>
              </table:table-cell>
              <table:table-cell office:value-type="float" office:value="30">
                <text:p>30</text:p>
                <draw:g>
                  <svg:desc>'05 01 2018'.D2:'05 01 2018'.D8</svg:desc>
                </draw:g>
              </table:table-cell>
              <table:table-cell office:value-type="float" office:value="70">
                <text:p>70</text:p>
                <draw:g>
                  <svg:desc>'05 01 2018'.B2:'05 01 2018'.B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">
      <style:graphic-properties draw:stroke="none" draw:fill-color="#cccccc" dr3d:edge-rounding="5%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990000" dr3d:edge-rounding="5%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99ffcc" dr3d:edge-rounding="5%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9999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84cm" xlink:href=".." xlink:type="simple" chart:class="chart:area" chart:column-mapping="3 1 2 0" chart:style-name="ch1">
        <chart:title svg:x="1.686cm" svg:y="0.315cm" chart:style-name="ch2">
          <text:p>Répartition moyenne de la flore en fonction de la distance à l'eau</text:p>
        </chart:title>
        <chart:legend chart:legend-position="end" svg:x="13.869cm" svg:y="3.394cm" style:legend-expansion="high" chart:style-name="ch3"/>
        <chart:plot-area chart:style-name="ch4" table:cell-range-address="tendance.A1:tendance.E11" chart:data-source-has-labels="both" svg:x="1.358cm" svg:y="1.631cm" svg:width="11.871cm" svg:height="6.166cm">
          <chartooo:coordinate-region svg:x="2.482cm" svg:y="1.843cm" svg:width="10.415cm" svg:height="5.281cm"/>
          <chart:axis chart:dimension="x" chart:name="primary-x" chart:style-name="ch5" chartooo:axis-type="auto">
            <chartooo:date-scale/>
            <chart:title svg:x="6.098cm" svg:y="7.977cm" chart:style-name="ch6">
              <text:p>distance à l'eau</text:p>
            </chart:title>
            <chart:categories table:cell-range-address="tendance.A2:tendance.A11"/>
          </chart:axis>
          <chart:axis chart:dimension="y" chart:name="primary-y" chart:style-name="ch7">
            <chart:title svg:x="0.451cm" svg:y="7.51cm" chart:style-name="ch8">
              <text:p>pourcentage moyen de chaque plante</text:p>
            </chart:title>
          </chart:axis>
          <chart:series chart:style-name="ch9" chart:values-cell-range-address="tendance.E2:tendance.E11" chart:label-cell-address="tendance.E1:tendance.E1" chart:class="chart:area">
            <chart:data-point chart:repeated="10"/>
          </chart:series>
          <chart:series chart:style-name="ch10" chart:values-cell-range-address="tendance.C2:tendance.C11" chart:label-cell-address="tendance.C1:tendance.C1" chart:class="chart:area">
            <chart:data-point chart:repeated="10"/>
          </chart:series>
          <chart:series chart:style-name="ch11" chart:values-cell-range-address="tendance.D2:tendance.D11" chart:label-cell-address="tendance.D1:tendance.D1" chart:class="chart:area">
            <chart:data-point chart:repeated="10"/>
          </chart:series>
          <chart:series chart:style-name="ch12" chart:values-cell-range-address="tendance.B2:tendance.B11" chart:label-cell-address="tendance.B1:tendance.B1" chart:class="chart:area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tre</text:p>
                <draw:g>
                  <svg:desc>tendance.E1:tendance.E1</svg:desc>
                </draw:g>
              </table:table-cell>
              <table:table-cell office:value-type="string">
                <text:p>soude</text:p>
                <draw:g>
                  <svg:desc>tendance.C1:tendance.C1</svg:desc>
                </draw:g>
              </table:table-cell>
              <table:table-cell office:value-type="string">
                <text:p>obione</text:p>
                <draw:g>
                  <svg:desc>tendance.D1:tendance.D1</svg:desc>
                </draw:g>
              </table:table-cell>
              <table:table-cell office:value-type="string">
                <text:p>salicorne</text:p>
                <draw:g>
                  <svg:desc>tendance.B1:tendance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ndance.A2:tendance.A11</svg:desc>
                </draw:g>
              </table:table-cell>
              <table:table-cell office:value-type="float" office:value="0">
                <text:p>0</text:p>
                <draw:g>
                  <svg:desc>tendance.E2:tendance.E11</svg:desc>
                </draw:g>
              </table:table-cell>
              <table:table-cell office:value-type="float" office:value="0">
                <text:p>0</text:p>
                <draw:g>
                  <svg:desc>tendance.C2:tendance.C11</svg:desc>
                </draw:g>
              </table:table-cell>
              <table:table-cell office:value-type="float" office:value="23.3333333333333">
                <text:p>23.3333333333333</text:p>
                <draw:g>
                  <svg:desc>tendance.D2:tendance.D11</svg:desc>
                </draw:g>
              </table:table-cell>
              <table:table-cell office:value-type="float" office:value="76.6666666666667">
                <text:p>76.6666666666667</text:p>
                <draw:g>
                  <svg:desc>tendance.B2:tendance.B11</svg:desc>
                </draw:g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76.6666666666667">
                <text:p>76.666666666666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91.6666666666667">
                <text:p>91.6666666666667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56.6666666666667">
                <text:p>56.6666666666667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6">
                <text:p>26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73.3333333333333">
                <text:p>73.333333333333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50">
                <text:p>50</text:p>
              </table:table-cell>
              <table:table-cell office:value-type="float" office:value="13.3333333333333">
                <text:p>13.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99999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99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201cm" xlink:href=".." xlink:type="simple" chart:class="chart:area" chart:column-mapping="1 3 2 0" chart:style-name="ch1">
        <chart:legend chart:legend-position="end" svg:x="13.87cm" svg:y="3.502cm" style:legend-expansion="high" chart:style-name="ch2"/>
        <chart:plot-area chart:style-name="ch3" table:cell-range-address="'21 10 2017'.B1:'21 10 2017'.E11" chart:data-source-has-labels="row" svg:x="0.77cm" svg:y="0.871cm" svg:width="12.46cm" svg:height="7.726cm">
          <chartooo:coordinate-region svg:x="1.894cm" svg:y="1.084cm" svg:width="11.149cm" svg:height="6.8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1 10 2017'.C2:'21 10 2017'.C11" chart:label-cell-address="'21 10 2017'.C1:'21 10 2017'.C1" chart:class="chart:area">
            <chart:data-point chart:repeated="10"/>
          </chart:series>
          <chart:series chart:style-name="ch8" chart:values-cell-range-address="'21 10 2017'.E2:'21 10 2017'.E11" chart:label-cell-address="'21 10 2017'.E1:'21 10 2017'.E1" chart:class="chart:area">
            <chart:data-point chart:repeated="10"/>
          </chart:series>
          <chart:series chart:style-name="ch9" chart:values-cell-range-address="'21 10 2017'.D2:'21 10 2017'.D11" chart:label-cell-address="'21 10 2017'.D1:'21 10 2017'.D1" chart:class="chart:area">
            <chart:data-point chart:repeated="10"/>
          </chart:series>
          <chart:series chart:style-name="ch10" chart:values-cell-range-address="'21 10 2017'.B2:'21 10 2017'.B11" chart:label-cell-address="'21 10 2017'.B1:'21 10 2017'.B1" chart:class="chart:area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'21 10 2017'.C1:'21 10 2017'.C1</svg:desc>
                </draw:g>
              </table:table-cell>
              <table:table-cell office:value-type="string">
                <text:p>autre</text:p>
                <draw:g>
                  <svg:desc>'21 10 2017'.E1:'21 10 2017'.E1</svg:desc>
                </draw:g>
              </table:table-cell>
              <table:table-cell office:value-type="string">
                <text:p>obione</text:p>
                <draw:g>
                  <svg:desc>'21 10 2017'.D1:'21 10 2017'.D1</svg:desc>
                </draw:g>
              </table:table-cell>
              <table:table-cell office:value-type="string">
                <text:p>salicorne</text:p>
                <draw:g>
                  <svg:desc>'21 10 2017'.B1:'21 10 2017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21 10 2017'.C2:'21 10 2017'.C11</svg:desc>
                </draw:g>
              </table:table-cell>
              <table:table-cell office:value-type="float" office:value="0">
                <text:p>0</text:p>
                <draw:g>
                  <svg:desc>'21 10 2017'.E2:'21 10 2017'.E11</svg:desc>
                </draw:g>
              </table:table-cell>
              <table:table-cell office:value-type="float" office:value="20">
                <text:p>20</text:p>
                <draw:g>
                  <svg:desc>'21 10 2017'.D2:'21 10 2017'.D11</svg:desc>
                </draw:g>
              </table:table-cell>
              <table:table-cell office:value-type="float" office:value="80">
                <text:p>80</text:p>
                <draw:g>
                  <svg:desc>'21 10 2017'.B2:'21 10 2017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99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999999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99ffcc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9999ff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201cm" xlink:href=".." xlink:type="simple" chart:class="chart:area" chart:column-mapping="1 3 2 0" chart:style-name="ch1">
        <chart:legend chart:legend-position="end" svg:x="13.87cm" svg:y="3.502cm" style:legend-expansion="high" chart:style-name="ch2"/>
        <chart:plot-area chart:style-name="ch3" table:cell-range-address="'19 11 2017'.A1:'19 11 2017'.E8" chart:data-source-has-labels="both" svg:x="0.77cm" svg:y="0.871cm" svg:width="12.46cm" svg:height="7.726cm">
          <chartooo:coordinate-region svg:x="1.894cm" svg:y="1.084cm" svg:width="11.149cm" svg:height="6.84cm"/>
          <chart:axis chart:dimension="x" chart:name="primary-x" chart:style-name="ch4" chartooo:axis-type="auto">
            <chartooo:date-scale/>
            <chart:categories table:cell-range-address="'19 11 2017'.A2:'19 11 2017'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9 11 2017'.C2:'19 11 2017'.C8" chart:label-cell-address="'19 11 2017'.C1:'19 11 2017'.C1" chart:class="chart:area">
            <chart:data-point chart:repeated="7"/>
          </chart:series>
          <chart:series chart:style-name="ch8" chart:values-cell-range-address="'19 11 2017'.E2:'19 11 2017'.E8" chart:label-cell-address="'19 11 2017'.E1:'19 11 2017'.E1" chart:class="chart:area">
            <chart:data-point chart:repeated="7"/>
          </chart:series>
          <chart:series chart:style-name="ch9" chart:values-cell-range-address="'19 11 2017'.D2:'19 11 2017'.D8" chart:label-cell-address="'19 11 2017'.D1:'19 11 2017'.D1" chart:class="chart:area">
            <chart:data-point chart:repeated="7"/>
          </chart:series>
          <chart:series chart:style-name="ch10" chart:values-cell-range-address="'19 11 2017'.B2:'19 11 2017'.B8" chart:label-cell-address="'19 11 2017'.B1:'19 11 2017'.B1" chart:class="chart:area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ude</text:p>
                <draw:g>
                  <svg:desc>'19 11 2017'.C1:'19 11 2017'.C1</svg:desc>
                </draw:g>
              </table:table-cell>
              <table:table-cell office:value-type="string">
                <text:p>autre</text:p>
                <draw:g>
                  <svg:desc>'19 11 2017'.E1:'19 11 2017'.E1</svg:desc>
                </draw:g>
              </table:table-cell>
              <table:table-cell office:value-type="string">
                <text:p>obione</text:p>
                <draw:g>
                  <svg:desc>'19 11 2017'.D1:'19 11 2017'.D1</svg:desc>
                </draw:g>
              </table:table-cell>
              <table:table-cell office:value-type="string">
                <text:p>salicorne</text:p>
                <draw:g>
                  <svg:desc>'19 11 2017'.B1:'19 11 2017'.B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10</text:p>
                <draw:g>
                  <svg:desc>'19 11 2017'.A2:'19 11 2017'.A8</svg:desc>
                </draw:g>
              </table:table-cell>
              <table:table-cell office:value-type="float" office:value="0">
                <text:p>0</text:p>
                <draw:g>
                  <svg:desc>'19 11 2017'.C2:'19 11 2017'.C8</svg:desc>
                </draw:g>
              </table:table-cell>
              <table:table-cell office:value-type="float" office:value="0">
                <text:p>0</text:p>
                <draw:g>
                  <svg:desc>'19 11 2017'.E2:'19 11 2017'.E8</svg:desc>
                </draw:g>
              </table:table-cell>
              <table:table-cell office:value-type="float" office:value="20">
                <text:p>20</text:p>
                <draw:g>
                  <svg:desc>'19 11 2017'.D2:'19 11 2017'.D8</svg:desc>
                </draw:g>
              </table:table-cell>
              <table:table-cell office:value-type="float" office:value="80">
                <text:p>80</text:p>
                <draw:g>
                  <svg:desc>'19 11 2017'.B2:'19 11 2017'.B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